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729fcf"/>
    </style:style>
    <style:style style:name="P8" style:family="paragraph">
      <loext:graphic-properties draw:fill="solid" draw:fill-color="#ffffff"/>
      <style:text-properties fo:font-size="12pt"/>
    </style:style>
    <style:style style:name="P9" style:family="paragraph">
      <loext:graphic-properties draw:fill="solid" draw:fill-color="#729f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gr1" style:family="graphic">
      <style:graphic-properties draw:stroke="none" svg:stroke-color="#000000" draw:fill="none" draw:fill-color="#ffffff" fo:min-height="8.2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7.0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0.714cm" fo:min-width="5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729fcf" draw:textarea-horizontal-align="justify" draw:textarea-vertical-align="middle" draw:auto-grow-height="false" fo:min-height="0.714cm" fo:min-width="4.6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0.716cm" fo:min-width="5.2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solid" draw:fill-color="#729fcf" draw:textarea-horizontal-align="justify" draw:textarea-vertical-align="middle" draw:auto-grow-height="false" fo:min-height="0.714cm" fo:min-width="4.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2.8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729fcf" draw:textarea-horizontal-align="justify" draw:textarea-vertical-align="middle" draw:auto-grow-height="false" fo:min-height="0.714cm" fo:min-width="4.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1" svg:width="5.398cm" svg:height="8.282cm" svg:x="0.351cm" svg:y="0.621cm"><draw:text-box><text:p><text:span text:style-name="T1">Julien GADION</text:span></text:p><text:p/><text:p>8 rue de la Maronne</text:p><text:p>15250 NAUCELLES</text:p><text:p/><text:p>06 25 40 78 86</text:p><text:p>04 71 47 20 26</text:p><text:p/><text:p><text:a xlink:href="mailto:legadijoncte@hotmail" xlink:type="simple">legadijoncte@hotmail</text:a>,fr</text:p><text:p/><text:p>Linkedin : juliengadion</text:p><text:p>Github : juliengadion</text:p></draw:text-box></draw:frame><draw:frame text:anchor-type="paragraph" draw:z-index="1" draw:name="Shape2" draw:style-name="gr2" draw:text-style-name="P4" svg:width="7.171cm" svg:height="3.97cm" svg:x="0.351cm" svg:y="7.553cm"><draw:text-box><text:p text:style-name="P2"/><text:p text:style-name="P2"><text:span text:style-name="T1">Compétences :</text:span></text:p><text:p/><text:p text:style-name="P3"/><text:p text:style-name="P3">Dessin et techniques de graphismes</text:p><text:p text:style-name="P3"/></draw:text-box></draw:frame><draw:frame text:anchor-type="paragraph" draw:z-index="2" draw:name="Shape3" draw:style-name="gr3" draw:text-style-name="P5" svg:width="8.229cm" svg:height="19.598cm" svg:x="8.315cm" svg:y="2.367cm"><draw:text-box><text:p text:style-name="P2"><text:span text:style-name="T2">Expériences professionnelles</text:span></text:p><text:p text:style-name="P2"><text:span text:style-name="T1"/></text:p><text:p text:style-name="P2"><text:span text:style-name="T1"/></text:p><text:p text:style-name="P3"><text:span text:style-name="T3">01/2010 – 01/2013 :</text:span></text:p><text:p text:style-name="P3"><text:span text:style-name="T1">LOVE MI TENDEUR BENEVOLE A L’ASSOCIATION LOVE MI TENDEUR</text:span></text:p><text:p text:style-name="P3"><text:span text:style-name="T3">Accueil au studio, mise en place des soirées de concerts,apprentissage et formation d’enregistrement studio et d’ingénieur du son </text:span></text:p><text:p text:style-name="P3"><text:span text:style-name="T3"/></text:p><text:p text:style-name="P3"><text:span text:style-name="T1"/></text:p><text:p text:style-name="P3"><text:span text:style-name="T3">2011 :</text:span></text:p><text:p text:style-name="P3"><text:span text:style-name="T1">Stage dans l’entreprise IMAGEX</text:span></text:p><text:p text:style-name="P3"><text:span text:style-name="T1">Formation de huits mois dans le secteur des TIC</text:span></text:p><text:p text:style-name="P3"><text:span text:style-name="T3">Immerssion en entreprise de création de site internet et formation de vendeur/démarcheur dans le secteur des TIC</text:span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3">09/2009 – 08/2011 :</text:span></text:p><text:p text:style-name="P3"><text:span text:style-name="T1">CABA AGENT AMENAGEMENTS PAYSAGERS ACCESSIBLES AUX PERSONNES A MOBILITE REDUITE</text:span><text:span text:style-name="T3"> Construction du platelage, mise en place de la structure en bois, réalisation de tables et de bancs en bois,</text:span><text:span text:style-name="T1">réalisations infographiques sur photos</text:span><text:span text:style-name="T3">, conception des plans et prise de mesures topographiques. </text:span></text:p><text:p text:style-name="P3"><text:span text:style-name="T3"/></text:p><text:p text:style-name="P3"><text:span text:style-name="T3"/></text:p><text:p text:style-name="P3"><text:span text:style-name="T3">08/2009 – 10/2009 :</text:span></text:p><text:p text:style-name="P3"><text:span text:style-name="T1">CABA REMPLACEMENT DU GERANT DE CAMPING D’ARPAJON</text:span></text:p><text:p text:style-name="P3"><text:span text:style-name="T3">Régisseur, accueil, prise en charge des réservations, entretien de la piscine, entretien des sanitaires, des douches et nettoyage des mobil home</text:span></text:p></draw:text-box></draw:frame><draw:custom-shape text:anchor-type="paragraph" draw:z-index="3" draw:name="Shape4" draw:style-name="gr4" draw:text-style-name="P6" svg:width="5.213cm" svg:height="0.715cm" svg:x="0.51cm" svg:y="10.252cm"><text:p/><draw:enhanced-geometry svg:viewBox="0 0 21600 21600" draw:type="rectangle" draw:enhanced-path="M 0 0 L 21600 0 21600 21600 0 21600 0 0 Z N"/></draw:custom-shape><draw:custom-shape text:anchor-type="paragraph" draw:z-index="4" draw:name="Shape4" draw:style-name="gr5" draw:text-style-name="P7" svg:width="4.605cm" svg:height="0.715cm" svg:x="0.51cm" svg:y="10.252cm"><text:p/><draw:enhanced-geometry svg:viewBox="0 0 21600 21600" draw:type="rectangle" draw:enhanced-path="M 0 0 L 21600 0 21600 21600 0 21600 0 0 Z N"/></draw:custom-shape><draw:frame text:anchor-type="paragraph" draw:z-index="5" draw:name="Shape2" draw:style-name="gr2" draw:text-style-name="P4" svg:width="7.171cm" svg:height="3.97cm" svg:x="-0.258cm" svg:y="14.168cm"><draw:text-box><text:p text:style-name="P3"><text:span text:style-name="T3">MUSICIEN SEMI-PROFESSIONNEL</text:span><text:span text:style-name="T1"> </text:span></text:p><text:p text:style-name="P3"><text:span text:style-name="T3"/></text:p><text:p text:style-name="P3"><text:span text:style-name="T3">Guitariste, batteur, percussionniste dans plusieursgroupes semi-professionnels </text:span></text:p><text:p text:style-name="P3"><text:span text:style-name="T3"/></text:p><text:p text:style-name="P3"><text:span text:style-name="T1"/></text:p><text:p text:style-name="P3"/></draw:text-box></draw:frame><draw:custom-shape text:anchor-type="paragraph" draw:z-index="6" draw:name="Shape4" draw:style-name="gr6" draw:text-style-name="P8" svg:width="5.215cm" svg:height="0.717cm" svg:x="0.43cm" svg:y="16.602cm"><text:p/><draw:enhanced-geometry svg:viewBox="0 0 21600 21600" draw:type="rectangle" draw:enhanced-path="M 0 0 L 21600 0 21600 21600 0 21600 0 0 Z N"/></draw:custom-shape><draw:custom-shape text:anchor-type="paragraph" draw:z-index="7" draw:name="Shape4" draw:style-name="gr7" draw:text-style-name="P9" svg:width="4.181cm" svg:height="0.715cm" svg:x="0.43cm" svg:y="16.602cm"><text:p/><draw:enhanced-geometry svg:viewBox="0 0 21600 21600" draw:type="rectangle" draw:enhanced-path="M 0 0 L 21600 0 21600 21600 0 21600 0 0 Z N"/></draw:custom-shape><draw:frame text:anchor-type="paragraph" draw:z-index="8" draw:name="Shape5" draw:style-name="gr8" draw:text-style-name="P1" svg:width="6.827cm" svg:height="2.832cm" svg:x="0.086cm" svg:y="11.601cm"><draw:text-box><text:p>Infographie Photoshop, Illustrator,</text:p><text:p>Photophiltre</text:p></draw:text-box></draw:frame><draw:custom-shape text:anchor-type="paragraph" draw:z-index="9" draw:name="Shape4" draw:style-name="gr4" draw:text-style-name="P6" svg:width="5.213cm" svg:height="0.715cm" svg:x="0.351cm" svg:y="12.845cm"><text:p/><draw:enhanced-geometry svg:viewBox="0 0 21600 21600" draw:type="rectangle" draw:enhanced-path="M 0 0 L 21600 0 21600 21600 0 21600 0 0 Z N"/></draw:custom-shape><draw:custom-shape text:anchor-type="paragraph" draw:z-index="10" draw:name="Shape4" draw:style-name="gr9" draw:text-style-name="P7" svg:width="4.181cm" svg:height="0.715cm" svg:x="0.351cm" svg:y="12.845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3:42:23.926633732</meta:creation-date>
    <dc:date>2019-04-17T15:17:06.280625120</dc:date>
    <meta:editing-duration>PT1M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